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5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4.064cm" svg:height="1.778cm" svg:x="11.287cm" svg:y="2.27cm">
          <text:p text:style-name="P1">Registry</text:p>
        </draw:rect>
        <draw:rect draw:style-name="gr1" draw:text-style-name="P1" draw:layer="layout" svg:width="4.699cm" svg:height="1.778cm" svg:x="2.143cm" svg:y="9.382cm">
          <text:p text:style-name="P1">Buyer's Phone</text:p>
        </draw:rect>
        <draw:rect draw:style-name="gr1" draw:text-style-name="P1" draw:layer="layout" svg:width="4.699cm" svg:height="1.778cm" svg:x="11.16cm" svg:y="9.382cm">
          <text:p text:style-name="P1">Relay Phone</text:p>
        </draw:rect>
        <draw:rect draw:style-name="gr1" draw:text-style-name="P1" xml:id="id1" draw:id="id1" draw:layer="layout" svg:width="4.699cm" svg:height="1.778cm" svg:x="20.685cm" svg:y="9.382cm">
          <text:p text:style-name="P1">Seller's Phone</text:p>
        </draw:rect>
        <draw:rect draw:style-name="gr1" draw:text-style-name="P1" xml:id="id3" draw:id="id3" draw:layer="layout" svg:width="4.699cm" svg:height="1.778cm" svg:x="11.541cm" svg:y="16.748cm">
          <text:p text:style-name="P1">Transaction</text:p>
          <text:p text:style-name="P1">Authority</text:p>
        </draw:rect>
        <draw:frame draw:style-name="gr2" draw:layer="layout" svg:width="8.668cm" svg:height="2.768cm" svg:x="18.272cm" svg:y="11.922cm">
          <draw:text-box>
            <text:p>3) Decrypt token</text:p>
            <text:p>4) Encrypt with TA public key</text:p>
            <text:p>5) Send token </text:p>
          </draw:text-box>
        </draw:frame>
        <draw:connector draw:style-name="gr3" draw:text-style-name="P1" draw:layer="layout" draw:type="lines" svg:x1="23.034cm" svg:y1="9.382cm" svg:x2="15.351cm" svg:y2="3.159cm" draw:start-shape="id1" draw:start-glue-point="0" draw:end-shape="id2" draw:end-glue-point="1" svg:d="M23034 9382v-501l-7182-5722h-501">
          <text:p text:style-name="P1">1) Get TA public key</text:p>
          <text:p text:style-name="P1">2) Get TA IP address</text:p>
        </draw:connector>
        <draw:connector draw:style-name="gr4" draw:text-style-name="P1" draw:layer="layout" draw:type="lines" svg:x1="23.034cm" svg:y1="11.16cm" svg:x2="16.24cm" svg:y2="17.637cm" draw:start-shape="id1" draw:start-glue-point="2" draw:end-shape="id3" draw:end-glue-point="1" svg:d="M23034 11160v501l-6293 5976h-501">
          <text:p/>
        </draw:connector>
        <draw:frame draw:style-name="gr5" draw:layer="layout" svg:width="2.335cm" svg:height="0.963cm" svg:x="2.016cm" svg:y="2.27cm">
          <draw:text-box>
            <text:p>Step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4T09:28:04.48</meta:creation-date>
    <dc:date>2014-08-24T18:08:39.72</dc:date>
    <meta:editing-duration>PT9M58S</meta:editing-duration>
    <meta:editing-cycles>7</meta:editing-cycles>
    <meta:generator>OpenOffice/4.1.0$Win32 OpenOffice.org_project/410m18$Build-9764</meta:generator>
    <meta:document-statistic meta:object-count="9"/>
  </office:meta>
</office:document-meta>
</file>